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List_20_Paragraph" style:list-style-name="WWNum1"/>
    <style:style style:name="P8" style:family="paragraph" style:parent-style-name="List_20_Paragraph" style:list-style-name="WWNum2"/>
    <style:style style:name="P9" style:family="paragraph" style:parent-style-name="List_20_Paragraph" style:list-style-name="WWNum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37231957" text:style-name="WWNum1">
        <text:list-item>
          <text:p text:style-name="P7">Naheulbeuk</text:p>
        </text:list-item>
        <text:list-item>
          <text:p text:style-name="P7">Deepnight</text:p>
        </text:list-item>
        <text:list-item>
          <text:p text:style-name="P7">Orc must die</text:p>
        </text:list-item>
        <text:list-item>
          <text:p text:style-name="P7">Zoo tycoon</text:p>
        </text:list-item>
        <text:list-item>
          <text:p text:style-name="P7">Dwarf fortress</text:p>
        </text:list-item>
        <text:list-item>
          <text:p text:style-name="P7">Dungeon keeper 2</text:p>
        </text:list-item>
        <text:list-item>
          <text:p text:style-name="P7">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37256223" text:style-name="WWNum2">
        <text:list-item>
          <text:p text:style-name="P8">Orc</text:p>
        </text:list-item>
        <text:list-item>
          <text:p text:style-name="P8">Gobelin</text:p>
        </text:list-item>
        <text:list-item>
          <text:p text:style-name="P8">Mort-vivant</text:p>
        </text:list-item>
        <text:list-item>
          <text:p text:style-name="P8">Troll</text:p>
        </text:list-item>
        <text:list-item>
          <text:p text:style-name="P8">Créatures (araignées, loup, …)</text:p>
        </text:list-item>
      </text:list>
      <text:p text:style-name="Standard"><text:soft-page-break/>Classes d’unités :</text:p>
      <text:list xml:id="list37235077" text:style-name="WWNum3">
        <text:list-item>
          <text:p text:style-name="P9">Guerrier</text:p>
        </text:list-item>
        <text:list-item>
          <text:p text:style-name="P9">Archers</text:p>
        </text:list-item>
        <text:list-item>
          <text:p text:style-name="P9">Magicien attaque</text:p>
        </text:list-item>
        <text:list-item>
          <text:p text:style-name="P9">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37249811"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37231124"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text:p>
      <text:p text:style-name="Standard">Gestion de la vue dans le château, on ne voit pas ce que voit les héros mais ce que vois nos unités et autres batiment de vision (caméra magique).</text:p>
      <text:p text:style-name="Standard">Lors des attaques du château on pourra actionner des choses comme des pièges.</text:p>
      <text:p text:style-name="Standard">Système d’étage.</text:p>
      <text:p text:style-name="Standard">Système de rapport de combat comme dans Dwarf</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37236598" text:style-name="WWNum4">
        <text:list-item>
          <text:p text:style-name="P5">Afficher une map avec une caméra qui se déplace</text:p>
        </text:list-item>
        <text:list-item>
          <text:p text:style-name="P5">Créer 2 personnages</text:p>
        </text:list-item>
        <text:list-item>
          <text:p text:style-name="P5">Créer les navmesh sur la carte</text:p>
        </text:list-item>
        <text:list-item>
          <text:p text:style-name="P5">Faire fonctionner l'algo des navmesh sur les personnages</text:p>
          <text:p text:style-name="P5"/>
        </text:list-item>
      </text:list>
      <text:p text:style-name="P1">Prototype 2 :</text:p>
      <text:list xml:id="list37253350" text:style-name="WWNum5">
        <text:list-item>
          <text:p text:style-name="P6">Faire spawn des héros et des monstres avec 2 touches différentes (ils devront se déplacer et se combattre)</text:p>
        </text:list-item>
        <text:list-item>
          <text:p text:style-name="P6">Gérer le système de champ de vision des unités (pour commencer, gérer ce système avec un carré autour de l'unité sans tenir compte de l'orientation)</text:p>
        </text:list-item>
      </text:list>
      <text:p text:style-name="P1">Prototype 3 :</text:p>
      <text:list xml:id="list37294270" text:continue-numbering="true" text:style-name="WWNum5">
        <text:list-item>
          <text:p text:style-name="P6">Créer une premier GUI pour une 1ère Alpha</text:p>
        </text:list-item>
        <text:list-item>
          <text:p text:style-name="P6">Créer des objectifs pour les ennemis (comme voler notre Or dans des coffres)</text:p>
          <text:p text:style-name="P6"/>
        </text:list-item>
      </text:list>
      <text:p text:style-name="P1">Prototype 4 :</text:p>
      <text:list xml:id="list37305178" text:continue-numbering="true"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p text:style-name="P6"/>
        </text:list-item>
      </text:list>
      <text:p text:style-name="P1">Prototype 5 :</text:p>
      <text:list xml:id="list37315180"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Standard"><text:soft-page-break/></text:p>
      <text:p text:style-name="P1">Correction de bugs :</text:p>
      <text:list xml:id="list37301558" text:continue-numbering="true" text:style-name="WWNum5">
        <text:list-item>
          <text:p text:style-name="P6">Vérifier que l'algo de pathfinding fonctionne avec un nombre conséquent d'unités et envisager une migration vers RAIN indie.</text:p>
        </text:list-item>
      </text:list>
      <text:p text:style-name="Standard"/>
      <text:p text:style-name="Standard"/>
      <text:p text:style-name="Standard"/>
      <text:p text:style-name="Standard"/>
      <text:p text:style-name="Standard">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14T15:41:00</meta:creation-date>
    <meta:initial-creator>Jordan-Titan</meta:initial-creator>
    <dc:date>2014-01-02T17:14:50.26</dc:date>
    <meta:editing-cycles>32</meta:editing-cycles>
    <meta:editing-duration>PT3H15M</meta:editing-duration>
    <meta:generator>OpenOffice.org/3.3$Win32 OpenOffice.org_project/330m20$Build-9567</meta:generator>
    <meta:document-statistic meta:table-count="0" meta:image-count="0" meta:object-count="0" meta:page-count="5" meta:paragraph-count="83" meta:word-count="904" meta:character-count="4985"/>
    <meta:template xlink:type="simple" xlink:actuate="onRequest" xlink:title="Normal.dotm" xlink:href=""/>
  </office:meta>
</office:document-meta>
</file>